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les</text:p>
      <text:p text:style-name="P1">Each map consists of a grid of 11x11 tiled gif images. Each tile requires several pieces of important information:</text:p>
      <text:p text:style-name="P1"/>
      <text:list text:style-name="L1">
        <text:list-item>
          <text:p text:style-name="P2">Its location in the grid (this will be denoted by its location in the file, presumably).</text:p>
        </text:list-item>
        <text:list-item>
          <text:p text:style-name="P2">The filename of image that the client will use to represent the tile.</text:p>
        </text:list-item>
        <text:list-item>
          <text:p text:style-name="P2">Whether or not the tile has any special features such as being impassable, trapped, a sign, or teleporting the user to a new location.</text:p>
        </text:list-item>
      </text:list>
      <text:p text:style-name="P1"/>
      <text:p text:style-name="P1">Thus, each tile should have some data like:</text:p>
      <text:p text:style-name="P1"/>
      <text:p text:style-name="P1">unsigned char tileimagename_length, string tileimagename, unsigned char specialtilefunction, string <text:tab/>maptoteleporto/signtext/trapstatfile/otherspecialthing \n</text:p>
      <text:p text:style-name="P1"/>
      <text:p text:style-name="P1">The first few used special tile functions are as follows:</text:p>
      <text:p text:style-name="P1"/>
      <text:p text:style-name="P1">0 = Passable and does nothing special. </text:p>
      <text:p text:style-name="P1">1 = Impassable and does nothing special</text:p>
      <text:p text:style-name="P1">2 = Passable and sign/message</text:p>
      <text:p text:style-name="P1">3 = Impassable and sign/message</text:p>
      <text:p text:style-name="P1">4 = Teleport to a new map</text:p>
      <text:p text:style-name="P1">5 = Static monster spawn</text:p>
      <text:p text:style-name="P1">6 = Traps?</text:p>
      <text:p text:style-name="P1">7-255 will be reserved until a later time.</text:p>
      <text:p text:style-name="P1"/>
      <text:p text:style-name="P1">So a normal do-nothing piece of grass tile at coordinates 0x7 on the screen might look something like:</text:p>
      <text:p text:style-name="P1"/>
      <text:p text:style-name="P1">\5Grass\0\n</text:p>
      <text:p text:style-name="P1"/>
      <text:p text:style-name="P1">A teleport might look something like:</text:p>
      <text:p text:style-name="P1"/>
      <text:p text:style-name="P1">\6Portal\4Someothermapname\n</text:p>
      <text:p text:style-name="P1"/>
      <text:p text:style-name="P1">An impassable sign might look like:</text:p>
      <text:p text:style-name="P1"/>
      <text:p text:style-name="P1">\4Sign\3Welcome to Cake Town!\n</text:p>
      <text:p text:style-name="P1"/>
      <text:p text:style-name="P1">The slashes are, of course, to denote a non-printable character. The image names are intentionally left without an extension so that we can use various file formats on various platforms with the server needing to worry about which extension is appropriate for each client. Map names, likewise, will not specify an extension so that we can keep with convention.</text:p>
      <text:p text:style-name="P1"/>
      <text:p text:style-name="P1">A different piece of information would need to be given for each of the map's 11x11 = 121 tiles. The information should be given row by row from left to right.</text:p>
      <text:p text:style-name="P3"/>
      <text:p text:style-name="P3"/>
      <text:p text:style-name="P3"/>
      <text:p text:style-name="P3"/>
      <text:p text:style-name="P3"/>
      <text:p text:style-name="P3"><text:soft-page-break/>Extra Data</text:p>
      <text:p text:style-name="P3"><text:span text:style-name="T1">The map files also needs to store several pieces of information which are not tile-specific. These will come in the order of:</text:span></text:p>
      <text:p text:style-name="P3"><text:span text:style-name="T1"/></text:p>
      <text:p text:style-name="P3"><text:span text:style-name="T1">unsigned char map_type\n // In case we want PvP areas or something. Default to 0 for now.</text:span></text:p>
      <text:p text:style-name="P3"><text:span text:style-name="T1"/></text:p>
      <text:p text:style-name="P3"><text:span text:style-name="T1">Name of Map Player Goes to When Walking North\n</text:span></text:p>
      <text:p text:style-name="P3"><text:span text:style-name="T1"/></text:p>
      <text:p text:style-name="P3"><text:span text:style-name="T1">Name of Map Player Goes to When Walking South\n</text:span></text:p>
      <text:p text:style-name="P3"><text:span text:style-name="T1"/></text:p>
      <text:p text:style-name="P3"><text:span text:style-name="T1">Name of Map Player Goes to When Walking West\n</text:span></text:p>
      <text:p text:style-name="P3"><text:span text:style-name="T1"/></text:p>
      <text:p text:style-name="P3"><text:span text:style-name="T1">Name of Map Player Goes to When Walking East\n</text:span></text:p>
      <text:p text:style-name="P3"><text:span text:style-name="T1"/></text:p>
      <text:p text:style-name="P3"><text:span text:style-name="T1">Some Song to Play\n</text:span></text:p>
      <text:p text:style-name="P3"><text:span text:style-name="T1"/></text:p>
      <text:p text:style-name="P3"><text:span text:style-name="T1">Random Spawn Filename\n</text:span></text:p>
      <text:p text:style-name="P3"><text:span text:style-name="T1"/></text:p>
      <text:p text:style-name="P3"><text:span text:style-name="T1">Enter map message\n</text:span></text:p>
      <text:p text:style-name="P3"><text:span text:style-name="T1"/></text:p>
      <text:p text:style-name="P3"><text:span text:style-name="T1"/></text:p>
      <text:p text:style-name="P3">Mapping Program Design Suggestions</text:p>
      <text:p text:style-name="P3"><text:span text:style-name="T1">Ideally, the map program will be a WYSIWYG-style editor. This can be achieved by drawing the entire map grid on the screen in its own frame. In order to “draw” the map, the user must have an easy way to select some available tile images. Preferably, the user could simultaneously scroll through all of the images in a directory AND maintain a palette of tiles that the user expects to use a lot, with both the directory selection and the palette having their own separate frames. This way the user can easily find and select the desired tile image and left-click the relevant tiles on the 11x11 grid to fill in the map.</text:span></text:p>
      <text:p text:style-name="P3"><text:span text:style-name="T1"/></text:p>
      <text:p text:style-name="P3"><text:span text:style-name="T1">The program also needs to provide a way for easily setting the “specialtilefunction” and the potential following string. Right-clicking a tile should bring up this relevant information in its own frame without actually drawing anything on the tile. This will allow a user to select various tiles without drawing on them in case he/she wants to setup special functions and draw in separate phases.</text:span></text:p>
      <text:p text:style-name="P3"><text:span text:style-name="T1"/></text:p>
      <text:p text:style-name="P3"><text:span text:style-name="T1">There should be a function for quickly assigning the same “specialtilefunction” and the following string to multiple tiles quickly. Perhaps in the same frame as the “specialtilefunction” there can be a button which will store the inputted data in memory and then copy it over to each tile that the user middle-clicks?</text:span></text:p>
      <text:p text:style-name="P3"><text:span text:style-name="T1"/></text:p>
      <text:p text:style-name="P3"><text:span text:style-name="T1">There should be a separate frame for filling in the “</text:span>Extra Data”<text:span text:style-name="T1">. For all except the map message, it would be ideal if the user could both simply type in the file name or open up a dialog to select a file.</text:span></text:p>
      <text:p text:style-name="P3"><text:span text:style-name="T1"/></text:p>
      <text:p text:style-name="P3"><text:span text:style-name="T1">Finally, the program should provide a toggle option to overlay onto each tile a number corresponding to its “specialtilefunction” byte. This will allow the user to quickly spot gaps in impassable walls and other types of mistakes.</text:span></text:p>
      <text:p text:style-name="P3"><text:span text:style-name="T1"/></text:p>
      <text:p text:style-name="P3">For the Future</text:p>
      <text:p text:style-name="P3"><text:span text:style-name="T1">Eventually, once something resembling game mechanics are in place, we should probably integrate a monster/trap/spawn editor into the program but in the near term that isn't really a prior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James Cross</dc:creator>
    <dc:date>2008-08-02T16:54:10</dc:date>
    <meta:editing-cycles>5</meta:editing-cycles>
    <meta:editing-duration>PT1H22M43S</meta:editing-duration>
    <meta:user-defined meta:name="Info 1"/>
    <meta:user-defined meta:name="Info 2"/>
    <meta:user-defined meta:name="Info 3"/>
    <meta:user-defined meta:name="Info 4"/>
    <meta:document-statistic meta:table-count="0" meta:image-count="0" meta:object-count="0" meta:page-count="2" meta:paragraph-count="42" meta:word-count="729" meta:character-count="4147"/>
  </office:meta>
</office:document-meta>
</file>